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672000004FBF1FA0F581F4A50B7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Roman No9 L1" svg:font-family="'Nimbus Roman No9 L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automatic-styles>
    <style:style style:name="Table1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1.A" style:family="table-column">
      <style:table-column-properties style:column-width="7.77cm" style:rel-column-width="30863*"/>
    </style:style>
    <style:style style:name="Table1.B" style:family="table-column">
      <style:table-column-properties style:column-width="4.364cm" style:rel-column-width="17335*"/>
    </style:style>
    <style:style style:name="Table1.C" style:family="table-column">
      <style:table-column-properties style:column-width="4.364cm" style:rel-column-width="1733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1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1.A8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3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9.305cm" style:rel-column-width="36961*"/>
    </style:style>
    <style:style style:name="Table3.B" style:family="table-column">
      <style:table-column-properties style:column-width="3.597cm" style:rel-column-width="14286*"/>
    </style:style>
    <style:style style:name="Table3.C" style:family="table-column">
      <style:table-column-properties style:column-width="3.597cm" style:rel-column-width="14288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3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3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3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2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2.A" style:family="table-column">
      <style:table-column-properties style:column-width="9.305cm" style:rel-column-width="36961*"/>
    </style:style>
    <style:style style:name="Table2.B" style:family="table-column">
      <style:table-column-properties style:column-width="3.597cm" style:rel-column-width="14286*"/>
    </style:style>
    <style:style style:name="Table2.C" style:family="table-column">
      <style:table-column-properties style:column-width="3.597cm" style:rel-column-width="1428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2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2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2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4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4.A" style:family="table-column">
      <style:table-column-properties style:column-width="11.102cm" style:rel-column-width="44101*"/>
    </style:style>
    <style:style style:name="Table4.B" style:family="table-column">
      <style:table-column-properties style:column-width="5.396cm" style:rel-column-width="2143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4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4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4.A5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f4d00c" officeooo:paragraph-rsid="00f4d00c"/>
    </style:style>
    <style:style style:name="P4" style:family="paragraph" style:parent-style-name="Standard">
      <style:text-properties officeooo:rsid="010bf740" officeooo:paragraph-rsid="010bf740"/>
    </style:style>
    <style:style style:name="P5" style:family="paragraph" style:parent-style-name="Standard">
      <style:text-properties officeooo:rsid="010f9c6c" officeooo:paragraph-rsid="010f9c6c"/>
    </style:style>
    <style:style style:name="P6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11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P12" style:family="paragraph" style:parent-style-name="Text_20_body">
      <style:text-properties officeooo:rsid="005cc1f3" officeooo:paragraph-rsid="005cc1f3"/>
    </style:style>
    <style:style style:name="P13" style:family="paragraph" style:parent-style-name="Text_20_body">
      <style:text-properties officeooo:rsid="00b4549c" officeooo:paragraph-rsid="00b4549c"/>
    </style:style>
    <style:style style:name="P14" style:family="paragraph" style:parent-style-name="Text_20_body">
      <style:text-properties officeooo:rsid="010bf740" officeooo:paragraph-rsid="010bf740"/>
    </style:style>
    <style:style style:name="P15" style:family="paragraph" style:parent-style-name="Text_20_body">
      <style:text-properties officeooo:rsid="010fcfc6" officeooo:paragraph-rsid="010fcfc6"/>
    </style:style>
    <style:style style:name="P16" style:family="paragraph" style:parent-style-name="Text_20_body">
      <style:text-properties officeooo:rsid="01124f24" officeooo:paragraph-rsid="01124f24"/>
    </style:style>
    <style:style style:name="P17" style:family="paragraph" style:parent-style-name="Text_20_body">
      <style:text-properties officeooo:rsid="01118401" officeooo:paragraph-rsid="01118401"/>
    </style:style>
    <style:style style:name="P18" style:family="paragraph" style:parent-style-name="Text_20_body">
      <style:text-properties officeooo:rsid="01180d23" officeooo:paragraph-rsid="01180d23"/>
    </style:style>
    <style:style style:name="P19" style:family="paragraph" style:parent-style-name="Heading_20_1">
      <style:text-properties officeooo:paragraph-rsid="01126619"/>
    </style:style>
    <style:style style:name="P20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0ff4a0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26619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3d25b" officeooo:paragraph-rsid="0113d2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488de" officeooo:paragraph-rsid="011488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00d8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Heading_20_2">
      <style:text-properties officeooo:rsid="01073897" officeooo:paragraph-rsid="01073897"/>
    </style:style>
    <style:style style:name="P43" style:family="paragraph" style:parent-style-name="Heading_20_2">
      <style:text-properties officeooo:rsid="011d2236" officeooo:paragraph-rsid="011d2236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14745" officeooo:paragraph-rsid="0101474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d2236" officeooo:paragraph-rsid="011d2236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1056cb1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73f15" officeooo:paragraph-rsid="01173f15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80d23" officeooo:paragraph-rsid="01180d23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0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6c66" officeooo:paragraph-rsid="010d6c66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1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ac7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2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019350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3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bold" officeooo:rsid="0019350e" officeooo:paragraph-rsid="010bf740" style:font-name-asian="Arial1" style:font-size-asian="12pt" style:language-asian="ar" style:country-asian="SA" style:font-weight-asian="bold" style:font-name-complex="Arial1" style:font-size-complex="12pt" style:language-complex="en" style:country-complex="US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font-style-asian="normal" style:font-weight-asian="normal" style:font-name-complex="Calibri Light" style:font-size-complex="11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Heading_20_1">
      <style:paragraph-properties fo:break-before="page"/>
      <style:text-properties officeooo:rsid="00fb9dfb" officeooo:paragraph-rsid="00fb9dfb"/>
    </style:style>
    <style:style style:name="P67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014745" officeooo:paragraph-rsid="01014745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8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1eff78" officeooo:paragraph-rsid="011eff78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9" style:family="paragraph" style:parent-style-name="Standard">
      <style:paragraph-properties fo:line-height="107%" fo:text-align="start" style:justify-single-word="false" style:writing-mode="lr-tb"/>
      <style:text-properties officeooo:paragraph-rsid="011eff78"/>
    </style:style>
    <style:style style:name="P70" style:family="paragraph" style:parent-style-name="Standard">
      <style:paragraph-properties fo:line-height="107%" fo:text-align="start" style:justify-single-word="false" style:writing-mode="lr-tb"/>
      <style:text-properties officeooo:rsid="011eff78" officeooo:paragraph-rsid="011eff78"/>
    </style:style>
    <style:style style:name="P71" style:family="paragraph" style:parent-style-name="Standard">
      <style:paragraph-properties fo:line-height="107%" fo:text-align="start" style:justify-single-word="false" style:writing-mode="lr-tb"/>
      <style:text-properties officeooo:rsid="011feae5" officeooo:paragraph-rsid="011feae5"/>
    </style:style>
    <style:style style:name="P72" style:family="paragraph" style:parent-style-name="Standard">
      <style:paragraph-properties fo:line-height="107%" fo:text-align="start" style:justify-single-word="false" style:writing-mode="lr-tb"/>
      <style:text-properties officeooo:rsid="012071bf" officeooo:paragraph-rsid="012071bf"/>
    </style:style>
    <style:style style:name="P73" style:family="paragraph" style:parent-style-name="Heading_20_1" style:master-page-name="First_20_Page">
      <style:paragraph-properties style:page-number="auto"/>
    </style:style>
    <style:style style:name="P74" style:family="paragraph" style:parent-style-name="Heading_20_1">
      <style:paragraph-properties fo:break-before="page"/>
      <style:text-properties officeooo:paragraph-rsid="00d7aaa1"/>
    </style:style>
    <style:style style:name="P75" style:family="paragraph" style:parent-style-name="Heading_20_1">
      <style:paragraph-properties fo:break-before="page"/>
      <style:text-properties officeooo:paragraph-rsid="00f6af3b"/>
    </style:style>
    <style:style style:name="P76" style:family="paragraph" style:parent-style-name="Text_20_body" style:list-style-name="L1">
      <style:text-properties officeooo:rsid="00fa5b03" officeooo:paragraph-rsid="00fa5b03"/>
    </style:style>
    <style:style style:name="P77" style:family="paragraph" style:parent-style-name="Text_20_body" style:list-style-name="L1">
      <style:text-properties officeooo:rsid="00c5b4af" officeooo:paragraph-rsid="00fa5b03"/>
    </style:style>
    <style:style style:name="P78" style:family="paragraph" style:parent-style-name="Text_20_body" style:list-style-name="L2">
      <style:text-properties officeooo:rsid="00c5b4af" officeooo:paragraph-rsid="00fb9dfb"/>
    </style:style>
    <style:style style:name="P79" style:family="paragraph" style:parent-style-name="Text_20_body" style:list-style-name="L2"/>
    <style:style style:name="P80" style:family="paragraph" style:parent-style-name="Text_20_body">
      <style:text-properties officeooo:rsid="011cf14a" officeooo:paragraph-rsid="011cf14a"/>
    </style:style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officeooo:rsid="00f6e80d"/>
    </style:style>
    <style:style style:name="T4" style:family="text">
      <style:text-properties officeooo:rsid="00c3cfd1"/>
    </style:style>
    <style:style style:name="T5" style:family="text">
      <style:text-properties officeooo:rsid="00dffeae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fo:language="fr" fo:country="FR" fo:font-style="normal" officeooo:rsid="00f86233" style:font-style-asian="normal" style:font-style-complex="normal"/>
    </style:style>
    <style:style style:name="T8" style:family="text">
      <style:text-properties fo:language="fr" fo:country="FR" fo:font-style="normal" officeooo:rsid="00f8b913" style:font-style-asian="normal" style:font-style-complex="normal"/>
    </style:style>
    <style:style style:name="T9" style:family="text">
      <style:text-properties fo:language="fr" fo:country="FR" fo:font-style="normal" officeooo:rsid="00fa5b03" style:font-style-asian="normal" style:font-style-complex="normal"/>
    </style:style>
    <style:style style:name="T10" style:family="text">
      <style:text-properties fo:language="fr" fo:country="FR" fo:font-style="normal" officeooo:rsid="00fa9ecd" style:font-style-asian="normal" style:font-style-complex="normal"/>
    </style:style>
    <style:style style:name="T11" style:family="text">
      <style:text-properties fo:language="fr" fo:country="FR" fo:font-style="normal" officeooo:rsid="00fb9dfb" style:font-style-asian="normal" style:font-style-complex="normal"/>
    </style:style>
    <style:style style:name="T12" style:family="text">
      <style:text-properties fo:font-style="normal" officeooo:rsid="00f86233" style:font-style-asian="normal" style:font-style-complex="normal"/>
    </style:style>
    <style:style style:name="T13" style:family="text">
      <style:text-properties fo:font-style="normal" officeooo:rsid="00f8b913" style:font-style-asian="normal" style:font-style-complex="normal"/>
    </style:style>
    <style:style style:name="T14" style:family="text">
      <style:text-properties officeooo:rsid="00fa9ecd"/>
    </style:style>
    <style:style style:name="T15" style:family="text">
      <style:text-properties officeooo:rsid="00fd66bd"/>
    </style:style>
    <style:style style:name="T16" style:family="text">
      <style:text-properties officeooo:rsid="00fe7e5b"/>
    </style:style>
    <style:style style:name="T17" style:family="text">
      <style:text-properties officeooo:rsid="0102f312"/>
    </style:style>
    <style:style style:name="T18" style:family="text">
      <style:text-properties officeooo:rsid="01056cb1"/>
    </style:style>
    <style:style style:name="T19" style:family="text">
      <style:text-properties officeooo:rsid="0106f8ac"/>
    </style:style>
    <style:style style:name="T20" style:family="text">
      <style:text-properties officeooo:rsid="0019350e"/>
    </style:style>
    <style:style style:name="T21" style:family="text">
      <style:text-properties officeooo:rsid="010f9c6c"/>
    </style:style>
    <style:style style:name="T22" style:family="text">
      <style:text-properties officeooo:rsid="010fcfc6"/>
    </style:style>
    <style:style style:name="T23" style:family="text">
      <style:text-properties officeooo:rsid="011488de"/>
    </style:style>
    <style:style style:name="T24" style:family="text">
      <style:text-properties officeooo:rsid="01154d53"/>
    </style:style>
    <style:style style:name="T25" style:family="text">
      <style:text-properties officeooo:rsid="01173f15"/>
    </style:style>
    <style:style style:name="T26" style:family="text">
      <style:text-properties officeooo:rsid="011d2236"/>
    </style:style>
    <style:style style:name="T27" style:family="text">
      <style:text-properties fo:color="#3d3c40" style:font-name="Ubuntu2" fo:font-size="12pt" fo:language="fr" fo:country="FR" fo:font-style="normal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28" style:family="text">
      <style:text-properties fo:color="#3d3c40" style:font-name="Ubuntu2" fo:font-size="12pt" fo:language="fr" fo:country="FR" fo:font-style="normal" officeooo:rsid="011eff78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T29" style:family="text">
      <style:text-properties fo:color="#3d3c40" style:font-name="Ubuntu2" fo:font-size="12pt" fo:language="fr" fo:country="FR" fo:font-style="normal" officeooo:rsid="011feae5" style:font-name-asian="Arial1" style:font-size-asian="12pt" style:language-asian="ar" style:country-asian="SA" style:font-style-asian="normal" style:font-name-complex="Arial1" style:font-size-complex="12pt" style:language-complex="en" style:country-complex="US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Short description</text:p>
      <text:p text:style-name="P13">T<text:span text:style-name="T3">unisia is an emerging economy with a large pool of medical and engineering talent. The Glia Tunisia office aims to integrate medical and engineering expertise to create a high caliber domestic medical device research, development and manufacturing sector.</text:span></text:p>
      <text:p text:style-name="Heading_20_1">Objective(s)</text:p>
      <text:list xml:id="list2788571556" text:style-name="L1">
        <text:list-item>
          <text:p text:style-name="P76">Set vision for Glia Tunisia’s work in the next 1 year</text:p>
        </text:list-item>
        <text:list-item>
          <text:p text:style-name="P77"><text:span text:style-name="T4">Create a coordinated strategy between</text:span><text:span text:style-name="T12"> </text:span><text:span text:style-name="T13">F</text:span><text:span text:style-name="T7">aculté de </text:span><text:span text:style-name="T8">M</text:span><text:span text:style-name="T7">édecine de Tunis </text:span><text:span text:style-name="T8">(FMT), Ecole Supérieure Privée d'Ingénierie et des Technologies (Esprit), and Glia </text:span><text:span text:style-name="T9">International to implement Glia Tunisia’s vision</text:span>Ensure sufficient stock for all prehospital and hospital stakeholders</text:p>
        </text:list-item>
        <text:list-item>
          <text:p text:style-name="P76">Build five 3D printers for the manufacture of medical devices</text:p>
        </text:list-item>
        <text:list-item>
          <text:p text:style-name="P76">Manufacture one hundred stethoscopes for distribution and use by medical students in Tunisia</text:p>
        </text:list-item>
        <text:list-item>
          <text:p text:style-name="P76">Gain Conformité Européenne (CE) certification for Class I devices</text:p>
        </text:list-item>
      </text:list>
      <text:p text:style-name="Heading_20_1">Intended beneficiaries</text:p>
      <text:list xml:id="list139670411" text:style-name="L2">
        <text:list-item>
          <text:p text:style-name="P79">Ministry of Health (<text:span text:style-name="T14">Tunisia</text:span>) – <text:span text:style-name="T14">delivery of low cost stethoscopes to students, physicians and allied health care professionals</text:span></text:p>
        </text:list-item>
        <text:list-item>
          <text:p text:style-name="P78"><text:span text:style-name="T13">F</text:span><text:span text:style-name="T7">aculté de </text:span><text:span text:style-name="T8">M</text:span><text:span text:style-name="T7">édecine de Tunis </text:span><text:span text:style-name="T8">(FMT) –</text:span><text:span text:style-name="T10"> </text:span><text:span text:style-name="T11">provision of low cost stethoscopes to students and engagement in medical device development</text:span></text:p>
        </text:list-item>
        <text:list-item>
          <text:p text:style-name="P78"><text:span text:style-name="T8">Ecole Supérieure Privée d'Ingénierie et des Technologies (Esprit) – </text:span><text:span text:style-name="T11">practical biomedical engineering and production experience</text:span></text:p>
        </text:list-item>
      </text:list>
      <text:p text:style-name="P66">Schedule</text:p>
      <text:p text:style-name="P4">Table 1. Expected activity timeline</text:p>
      <table:table table:name="Table1" table:style-name="Table1" table:template-name="Tarek Tab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4">Activity</text:p>
          </table:table-cell>
          <table:table-cell table:style-name="Table1.A1" office:value-type="string">
            <text:p text:style-name="P64">Start date</text:p>
          </table:table-cell>
          <table:table-cell table:style-name="Table1.A1" office:value-type="string">
            <text:p text:style-name="P65">Duration <text:span text:style-name="T15">(days)</text:span></text:p>
          </table:table-cell>
        </table:table-row>
        <table:table-row>
          <table:table-cell table:style-name="Table1.A2" office:value-type="string">
            <text:p text:style-name="P44">Introduction and icebreakers</text:p>
          </table:table-cell>
          <table:table-cell table:style-name="Table1.A2" office:value-type="string">
            <text:p text:style-name="P44">July <text:span text:style-name="T25">4</text:span></text:p>
          </table:table-cell>
          <table:table-cell table:style-name="Table1.A2" office:value-type="string">
            <text:p text:style-name="P58">0.5</text:p>
          </table:table-cell>
        </table:table-row>
        <table:table-row>
          <table:table-cell table:style-name="Table1.A3" office:value-type="string">
            <text:p text:style-name="P51">Review of vision</text:p>
          </table:table-cell>
          <table:table-cell table:style-name="Table1.A3" office:value-type="string">
            <text:p text:style-name="P44">July <text:span text:style-name="T25">4</text:span></text:p>
          </table:table-cell>
          <table:table-cell table:style-name="Table1.A3" office:value-type="string">
            <text:p text:style-name="P58">0.5</text:p>
          </table:table-cell>
        </table:table-row>
        <table:table-row>
          <table:table-cell table:style-name="Table1.A2" office:value-type="string">
            <text:p text:style-name="P44">Construct <text:span text:style-name="T19">five</text:span> printers</text:p>
          </table:table-cell>
          <table:table-cell table:style-name="Table1.A2" office:value-type="string">
            <text:p text:style-name="P45">July <text:span text:style-name="T25">5</text:span></text:p>
          </table:table-cell>
          <table:table-cell table:style-name="Table1.A2" office:value-type="string">
            <text:p text:style-name="P54">5</text:p>
          </table:table-cell>
        </table:table-row>
        <table:table-row table:style-name="Table1.1">
          <table:table-cell table:style-name="Table1.A3" office:value-type="string">
            <text:p text:style-name="P46">Print stethoscopes</text:p>
          </table:table-cell>
          <table:table-cell table:style-name="Table1.A3" office:value-type="string">
            <text:p text:style-name="P47">July 11</text:p>
          </table:table-cell>
          <table:table-cell table:style-name="Table1.A3" office:value-type="string">
            <text:p text:style-name="P55">15</text:p>
          </table:table-cell>
        </table:table-row>
        <table:table-row>
          <table:table-cell table:style-name="Table1.A2" office:value-type="string">
            <text:p text:style-name="P53">Opening meeting</text:p>
          </table:table-cell>
          <table:table-cell table:style-name="Table1.A2" office:value-type="string">
            <text:p text:style-name="P52">July 11</text:p>
          </table:table-cell>
          <table:table-cell table:style-name="Table1.A2" office:value-type="string">
            <text:p text:style-name="P59">1</text:p>
          </table:table-cell>
        </table:table-row>
        <table:table-row table:style-name="Table1.1">
          <table:table-cell table:style-name="Table1.A3" office:value-type="string">
            <text:p text:style-name="P49">Printer sessions for medical <text:span text:style-name="T24">and engineering </text:span>students</text:p>
          </table:table-cell>
          <table:table-cell table:style-name="Table1.A3" office:value-type="string">
            <text:p text:style-name="P49">July 8</text:p>
          </table:table-cell>
          <table:table-cell table:style-name="Table1.A3" office:value-type="string">
            <text:p text:style-name="P57">10</text:p>
          </table:table-cell>
        </table:table-row>
        <table:table-row>
          <table:table-cell table:style-name="Table1.A8" office:value-type="string">
            <text:p text:style-name="P48"><text:span text:style-name="T18">Medical licensing</text:span> <text:span text:style-name="T19">(CE)</text:span></text:p>
          </table:table-cell>
          <table:table-cell table:style-name="Table1.A8" office:value-type="string">
            <text:p text:style-name="P50">July <text:span text:style-name="T25">4</text:span></text:p>
          </table:table-cell>
          <table:table-cell table:style-name="Table1.A8" office:value-type="string">
            <text:p text:style-name="P56">120</text:p>
          </table:table-cell>
        </table:table-row>
      </table:table>
      <text:p text:style-name="P67">Note: Weekends in Tunisia are <text:span text:style-name="T17">Saturday and Sunday</text:span></text:p>
      <text:p text:style-name="Heading_20_2">July 4 schedule</text:p>
      <text:p text:style-name="P68">9:30 – 10:00 – Pre-session assembly into room</text:p>
      <text:p text:style-name="P68">10:00 – Session start</text:p>
      <text:p text:style-name="P68">10:00-10:15 – Remarks by Dean of ESPRIT (Naceur Ammar)</text:p>
      <text:p text:style-name="P68">10:20-10:35 – Remarks by Dean of <text:span text:style-name="T13">F</text:span><text:span text:style-name="T7">aculté de </text:span><text:span text:style-name="T8">M</text:span><text:span text:style-name="T7">édecine de Tunis </text:span><text:span text:style-name="T6">(Lamjed Beittaieb)</text:span></text:p>
      <text:p text:style-name="P68"><text:span text:style-name="T7">1</text:span><text:span text:style-name="T6">0:40-10:55 – Remarks by Canadian Ambassador to Tunisia (Carol McQueen)</text:span></text:p>
      <text:p text:style-name="P69"><text:span text:style-name="T28">11:00-11:15 – Remarks by Palestinian Ambassador to Tunisia (</text:span><text:span text:style-name="T6">Heil El Fahoum</text:span><text:span text:style-name="T28">)</text:span></text:p>
      <text:p text:style-name="P70"><text:span text:style-name="T27">11:20-11:35 – Remarks by Glia International (Tarek Loubani)</text:span></text:p>
      <text:p text:style-name="P70"><text:span text:style-name="T27">11:40-12:0</text:span><text:span text:style-name="T29">5</text:span><text:span text:style-name="T27"> – Question, answer </text:span><text:span text:style-name="T29">and discussion </text:span><text:span text:style-name="T27">about Glia's vision and work </text:span><text:span text:style-name="T29">(all previous speakers)</text:span></text:p>
      <text:p text:style-name="P70"><text:span text:style-name="T27"/></text:p>
      <text:p text:style-name="P70"><text:span text:style-name="T27">12:</text:span><text:span text:style-name="T29">1</text:span><text:span text:style-name="T27">0-12:45 – Lunch</text:span></text:p>
      <text:p text:style-name="P70"><text:span text:style-name="T27">1:00-1:15 – Glia Canada's experiences (Dresden Glockler-Lauf and Lauren Tindale)</text:span></text:p>
      <text:p text:style-name="P70"><text:span text:style-name="T27">1:20-1:35 – Glia Gaza's experiences (Mohammed Abu Matar and Shaker Shaheen)</text:span></text:p>
      <text:p text:style-name="P71"><text:span text:style-name="T27">1:40-1:55 – Closing remarks (Naceur Ammar and Lamjed Beittaieb)</text:span></text:p>
      <text:p text:style-name="Heading_20_2">July 5 schedule</text:p>
      <text:p text:style-name="P72"><text:span text:style-name="T27">10:00-10:55 – Open discussion (Mohammed Abu Matar and Dresden Glockler-Lauf)</text:span></text:p>
      <text:p text:style-name="P72"><text:span text:style-name="T27">11:00-11:10 – Break</text:span></text:p>
      <text:p text:style-name="P72"><text:span text:style-name="T27">11:15-1:15 – Printer construction start (Shaker Shaheen and Lauren Tindale)</text:span></text:p>
      <text:p text:style-name="P74">Outputs and deliverables</text:p>
      <text:p text:style-name="P42">Printers and fabrication lab</text:p>
      <text:p text:style-name="P14">In the first stage of this project, a fully functional fabrication lab with 3D printers will be commissioned to ensure high quality prints <text:span text:style-name="T21">can be manufactured on site.</text:span></text:p>
      <text:p text:style-name="P42">Stethoscope manufacturing</text:p>
      <text:p text:style-name="P5">Stethoscopes will be the anchor product of Glia Tunisia, providing a visible marker of medical devices for physicians, nurses and allied health professionals. <text:span text:style-name="T22">These stethoscopes will be manufactured and assembled in the Glia Tunisia fabrication labs at Esprit.</text:span></text:p>
      <text:p text:style-name="P42">Printer training sessions</text:p>
      <text:p text:style-name="P15">To ensure sustainability, medical <text:span text:style-name="T24">and engineering </text:span>students and <text:span text:style-name="T24">other interested </text:span>personnel will be trained in the manufacture of stethoscopes by the Glia Canada team.</text:p>
      <text:p text:style-name="P42">Class I device certification</text:p>
      <text:p text:style-name="P3">Training on the use of tourniquets will be covered in a separate complementary proposal.</text:p>
      <text:p text:style-name="P42">Group cohesion and vision</text:p>
      <text:p text:style-name="P17">A cohesive group with a clear vision is essential to ensure success of the project in the longterm.</text:p>
      <text:p text:style-name="P43">Opening meeting</text:p>
      <text:p text:style-name="P18">A<text:span text:style-name="T26">n opening meeting event will be held in the last hour of the sessions on July 11. We will invite</text:span> the Deans of <text:span text:style-name="T8">Ecole Supérieure Privée d'Ingénierie et des Technologies (Esprit) </text:span><text:span text:style-name="T6">and </text:span><text:span text:style-name="T13">F</text:span><text:span text:style-name="T7">aculté de </text:span><text:span text:style-name="T8">M</text:span><text:span text:style-name="T7">édecine de Tunis </text:span><text:span text:style-name="T8">(FMT),</text:span> the ambassadors of Canada and Palestine and the involved medical and engineering students. <text:span text:style-name="T26">Each can give comments to the assembled people.</text:span></text:p>
      <text:p text:style-name="Heading_20_2">Future project showcase</text:p>
      <text:p text:style-name="P80">Future projects will be showcased, with a decision made by the leadership team in Tunisia regarding which projects they wish to pursue next.</text:p>
      <text:p text:style-name="P75">Resources and budget</text:p>
      <text:p text:style-name="P60"><text:span text:style-name="T20">Table </text:span>2<text:span text:style-name="T20">. Capital equipment requireme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2">Quantity</text:p>
          </table:table-cell>
          <table:table-cell table:style-name="Table3.A1" office:value-type="string">
            <text:p text:style-name="P22">Cost (EUR)</text:p>
          </table:table-cell>
        </table:table-row>
        <table:table-row table:style-name="Table3.1">
          <table:table-cell table:style-name="Table3.A2" office:value-type="string">
            <text:p text:style-name="P27">3D printers (Prusa MK3)</text:p>
          </table:table-cell>
          <table:table-cell table:style-name="Table3.A2" office:value-type="string">
            <text:p text:style-name="P35">3</text:p>
          </table:table-cell>
          <table:table-cell table:style-name="Table3.A2" office:value-type="string">
            <text:p text:style-name="P29"><text:span text:style-name="T25">2</text:span>.<text:span text:style-name="T25">1</text:span>00</text:p>
          </table:table-cell>
        </table:table-row>
        <table:table-row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8"/>
          </table:table-cell>
          <table:table-cell table:style-name="Table3.A3" office:value-type="string">
            <text:p text:style-name="P25"/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5"/>
          </table:table-cell>
        </table:table-row>
        <table:table-row>
          <table:table-cell table:style-name="Table3.A3" office:value-type="string">
            <text:p text:style-name="P24"/>
          </table:table-cell>
          <table:table-cell table:style-name="Table3.A3" office:value-type="string">
            <text:p text:style-name="P26"/>
          </table:table-cell>
          <table:table-cell table:style-name="Table3.A3" office:value-type="string">
            <text:p text:style-name="P25"/>
          </table:table-cell>
        </table:table-row>
        <table:table-row table:style-name="Table3.1"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5"/>
          </table:table-cell>
        </table:table-row>
        <table:table-row>
          <table:table-cell table:style-name="Table3.A7" office:value-type="string">
            <text:p text:style-name="P40">Total</text:p>
          </table:table-cell>
          <table:table-cell table:style-name="Table3.A7" office:value-type="string">
            <text:p text:style-name="P38"/>
          </table:table-cell>
          <table:table-cell table:style-name="Table3.A7" office:value-type="string">
            <text:p text:style-name="P29"><text:span text:style-name="T25">2</text:span>.<text:span text:style-name="T25">1</text:span>00</text:p>
          </table:table-cell>
        </table:table-row>
      </table:table>
      <text:p text:style-name="P63"/>
      <text:p text:style-name="P61"><text:span text:style-name="T20">Table </text:span>3<text:span text:style-name="T20">. Consumable material requireme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3">Quantity</text:p>
          </table:table-cell>
          <table:table-cell table:style-name="Table2.A1" office:value-type="string">
            <text:p text:style-name="P23">Cost (EUR)</text:p>
          </table:table-cell>
        </table:table-row>
        <table:table-row table:style-name="Table2.1">
          <table:table-cell table:style-name="Table2.A2" office:value-type="string">
            <text:p text:style-name="P30">Filament (PETG)</text:p>
          </table:table-cell>
          <table:table-cell table:style-name="Table2.A2" office:value-type="string">
            <text:p text:style-name="P31">10kg</text:p>
          </table:table-cell>
          <table:table-cell table:style-name="Table2.A2" office:value-type="string">
            <text:p text:style-name="P34">240</text:p>
          </table:table-cell>
        </table:table-row>
        <table:table-row>
          <table:table-cell table:style-name="Table2.A3" office:value-type="string">
            <text:p text:style-name="P30">Filament (PLA)</text:p>
          </table:table-cell>
          <table:table-cell table:style-name="Table2.A3" office:value-type="string">
            <text:p text:style-name="P31">10kg</text:p>
          </table:table-cell>
          <table:table-cell table:style-name="Table2.A3" office:value-type="string">
            <text:p text:style-name="P34">200</text:p>
          </table:table-cell>
        </table:table-row>
        <table:table-row>
          <table:table-cell table:style-name="Table2.A2" office:value-type="string">
            <text:p text:style-name="P30">Silicone Tube (large)</text:p>
          </table:table-cell>
          <table:table-cell table:style-name="Table2.A2" office:value-type="string">
            <text:p text:style-name="P31">50m</text:p>
          </table:table-cell>
          <table:table-cell table:style-name="Table2.A2" office:value-type="string">
            <text:p text:style-name="P34">100</text:p>
          </table:table-cell>
        </table:table-row>
        <table:table-row>
          <table:table-cell table:style-name="Table2.A3" office:value-type="string">
            <text:p text:style-name="P30">Silicone Tube (small)</text:p>
          </table:table-cell>
          <table:table-cell table:style-name="Table2.A3" office:value-type="string">
            <text:p text:style-name="P31">20m</text:p>
          </table:table-cell>
          <table:table-cell table:style-name="Table2.A3" office:value-type="string">
            <text:p text:style-name="P34">100</text:p>
          </table:table-cell>
        </table:table-row>
        <table:table-row table:style-name="Table2.1">
          <table:table-cell table:style-name="Table2.A2" office:value-type="string">
            <text:p text:style-name="P36">Diaphragms</text:p>
          </table:table-cell>
          <table:table-cell table:style-name="Table2.A2" office:value-type="string">
            <text:p text:style-name="P35">200</text:p>
          </table:table-cell>
          <table:table-cell table:style-name="Table2.A2" office:value-type="string">
            <text:p text:style-name="P37">50</text:p>
          </table:table-cell>
        </table:table-row>
        <table:table-row>
          <table:table-cell table:style-name="Table2.A7" office:value-type="string">
            <text:p text:style-name="P41">Total</text:p>
          </table:table-cell>
          <table:table-cell table:style-name="Table2.A7" office:value-type="string">
            <text:p text:style-name="P39"/>
          </table:table-cell>
          <table:table-cell table:style-name="Table2.A7" office:value-type="string">
            <text:p text:style-name="P34">6<text:span text:style-name="T25">9</text:span>0</text:p>
          </table:table-cell>
        </table:table-row>
      </table:table>
      <text:p text:style-name="P61"/>
      <text:p text:style-name="P62">Table 4. Projected personnel cost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3">Cost (EUR)</text:p>
          </table:table-cell>
        </table:table-row>
        <table:table-row table:style-name="Table4.1">
          <table:table-cell table:style-name="Table4.A2" office:value-type="string">
            <text:p text:style-name="P32">Travel for 2 Gaza engineers</text:p>
          </table:table-cell>
          <table:table-cell table:style-name="Table4.A2" office:value-type="string">
            <text:p text:style-name="P33"><text:span text:style-name="T23">2.</text:span>000</text:p>
          </table:table-cell>
        </table:table-row>
        <table:table-row>
          <table:table-cell table:style-name="Table4.A3" office:value-type="string">
            <text:p text:style-name="P32">Travel for 2 Glia Canada medical personnel</text:p>
          </table:table-cell>
          <table:table-cell table:style-name="Table4.A3" office:value-type="string">
            <text:p text:style-name="P33">2.500</text:p>
          </table:table-cell>
        </table:table-row>
        <table:table-row>
          <table:table-cell table:style-name="Table4.A2" office:value-type="string">
            <text:p text:style-name="P32">Travel for Dr. Tarek Loubani</text:p>
          </table:table-cell>
          <table:table-cell table:style-name="Table4.A2" office:value-type="string">
            <text:p text:style-name="P33">1.200</text:p>
          </table:table-cell>
        </table:table-row>
        <table:table-row>
          <table:table-cell table:style-name="Table4.A5" office:value-type="string">
            <text:p text:style-name="P41">Total</text:p>
          </table:table-cell>
          <table:table-cell table:style-name="Table4.A5" office:value-type="string">
            <text:p text:style-name="P34">5.700</text:p>
          </table:table-cell>
        </table:table-row>
      </table:table>
      <text:p text:style-name="P19">Communication strategy</text:p>
      <text:p text:style-name="P12">Intra-group communication will be done <text:span text:style-name="T5">with mattermost, kanboard, whatsapp, email, telephone and in-person meetings coordinated by Glia Tunisia for local matters and Glia Canada for international matters</text:span>.</text:p>
      <text:p text:style-name="P12">External communication will be via twitter, facebook, instagram and public talks in <text:span text:style-name="T16">Tunisia </text:span>and internationally.</text:p>
      <text:p text:style-name="P16">The group will pursue newspaper, radio and television interview opportunities in July during the kickoff of the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Nimbus Roman No9 L1" svg:font-family="'Nimbus Roman No9 L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age_20_Number" style:display-name="Page Number" style:family="text" style:parent-style-name="Default_20_Paragraph_20_Font"/>
    <style:style style:name="Numbering_20_Symbols" style:display-name="Numbering Symbols" style:family="text">
      <style:text-properties style:font-name="Ubuntu1" fo:font-family="Ubuntu" style:font-pitch="variable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rek_20_Table.1" style:display-name="Tarek Table.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2" style:display-name="Tarek Table.2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3" style:display-name="Tarek Table.3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4" style:display-name="Tarek Table.4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5" style:display-name="Tarek Table.5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6" style:display-name="Tarek Table.6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7" style:display-name="Tarek Table.7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8" style:display-name="Tarek Table.8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9" style:display-name="Tarek Table.9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0" style:display-name="Tarek Table.10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1" style:display-name="Tarek Table.1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2" style:display-name="Tarek Table.12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3" style:display-name="Tarek Table.13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4" style:display-name="Tarek Table.14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5" style:display-name="Tarek Table.15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6" style:display-name="Tarek Table.16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table:table-template table:name="Tarek Table" table:first-row-end-column="row" table:first-row-start-column="row" table:last-row-end-column="row" table:last-row-start-column="row">
      <table:first-row table:style-name="Tarek_20_Table.1"/>
      <table:last-row table:style-name="Tarek_20_Table.2"/>
      <table:first-column table:style-name="Tarek_20_Table.3"/>
      <table:last-column table:style-name="Tarek_20_Table.4"/>
      <table:body table:style-name="Tarek_20_Table.9"/>
      <table:even-rows table:style-name="Tarek_20_Table.5"/>
      <table:odd-rows table:style-name="Tarek_20_Table.6"/>
      <table:even-columns table:style-name="Tarek_20_Table.7"/>
      <table:odd-columns table:style-name="Tarek_20_Table.8"/>
      <table:background table:style-name="Tarek_20_Table.10"/>
      <loext:first-row-even-column table:style-name="Tarek_20_Table.15"/>
      <loext:last-row-even-column table:style-name="Tarek_20_Table.16"/>
      <loext:first-row-end-column table:style-name="Tarek_20_Table.12"/>
      <loext:first-row-start-column table:style-name="Tarek_20_Table.11"/>
      <loext:last-row-end-column table:style-name="Tarek_20_Table.14"/>
      <loext:last-row-start-column table:style-name="Tarek_20_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8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3" style:family="text">
      <style:text-properties officeooo:rsid="00f6e80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page-number text:select-page="current">4</text:page-number></text:p>
      </style:footer>
    </style:master-page>
    <style:master-page style:name="Convert_20_1" style:display-name="Convert 1" style:page-layout-name="Mpm2">
      <style:header>
        <text:p text:style-name="MP3"><draw:frame draw:style-name="Mfr1" draw:name="graphics2" text:anchor-type="paragraph" svg:x="14.111cm" svg:y="-0.587cm" svg:width="2.379cm" svg:height="3.62cm" draw:z-index="0"><draw:image xlink:href="Pictures/1000000000000672000004FBF1FA0F581F4A50B7.jpg" xlink:type="simple" xlink:show="embed" xlink:actuate="onLoad" loext:mime-type="image/jpeg"/></draw:frame></text:p>
        <text:p text:style-name="MP3"/>
        <text:p text:style-name="MP3"/>
        <text:p text:style-name="MP3"/>
        <text:p text:style-name="MP3"/>
        <text:p text:style-name="MP3"/>
        <text:p text:style-name="MP3"/>
      </style:header>
      <style:footer>
        <text:p text:style-name="MP4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5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3"/>
        <text:p text:style-name="MP3"/>
      </style:header>
      <style:footer>
        <text:p text:style-name="MP6"/>
        <text:p text:style-name="MP6"/>
        <text:p text:style-name="MP7"/>
      </style:footer>
    </style:master-page>
    <style:master-page style:name="First_20_Page" style:display-name="First Page" style:page-layout-name="Mpm3" style:next-style-name="Standard">
      <style:header>
        <text:p text:style-name="Header"/>
        <text:p text:style-name="MP8"><text:span text:style-name="MT3">Timeline </text:span>Document<text:tab/><text:span text:style-name="MT3">Glia Tunisia</text:span></text:p>
        <text:p text:style-name="Header"/>
      </style:header>
      <style:footer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dc:title>MOU Template</dc:title>
    <meta:creation-date>2017-03-06T00:09:30.991933919</meta:creation-date>
    <dc:language>en-ZA</dc:language>
    <meta:editing-cycles>181</meta:editing-cycles>
    <meta:editing-duration>P2DT5H28M44S</meta:editing-duration>
    <meta:initial-creator>Tarek Loubani</meta:initial-creator>
    <dc:date>2019-06-26T11:28:45.839371498</dc:date>
    <dc:creator>Tarek Loubani</dc:creator>
    <meta:document-statistic meta:table-count="4" meta:image-count="1" meta:object-count="0" meta:page-count="4" meta:paragraph-count="118" meta:word-count="744" meta:character-count="4957" meta:non-whitespace-character-count="4320"/>
    <meta:user-defined meta:name="Info 1"/>
    <meta:user-defined meta:name="Info 2"/>
    <meta:user-defined meta:name="Info 3"/>
    <meta:user-defined meta:name="Info 4"/>
  </office:meta>
</office:document-meta>
</file>